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13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F2F2F2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F2F2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13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2F2F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33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1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2F2F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40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13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#F2F2F2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2F2F2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2F2F2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2F2F2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2F2F2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3.2543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0" style:family="table-cell" style:parent-style-name="Default" style:data-style-name="N1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map style:condition="of:cell-content()&gt;[.B4]" style:apply-style-name="cf10" style:base-cell-address="Noeuds.E4"/>
      <style:map style:condition="of:cell-content()&gt;[.B4]*0.9" style:apply-style-name="cf2" style:base-cell-address="Noeuds.E4"/>
      <style:map style:condition="of:cell-content()&gt;[.B4]*0.8" style:apply-style-name="cf3" style:base-cell-address="Noeuds.E4"/>
      <style:map style:condition="of:cell-content()&gt;[.B4]*0.5" style:apply-style-name="cf4" style:base-cell-address="Noeuds.E4"/>
      <style:map style:condition="of:cell-content()&gt;[.B4]*0.3" style:apply-style-name="cf5" style:base-cell-address="Noeuds.E4"/>
      <style:map style:condition="of:cell-content()&gt;0" style:apply-style-name="cf6"/>
    </style:style>
    <style:style style:name="ce71" style:family="table-cell" style:parent-style-name="Default" style:data-style-name="N1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map style:condition="of:cell-content()&gt;[.B4]" style:apply-style-name="cf10" style:base-cell-address="Noeuds.E4"/>
      <style:map style:condition="of:cell-content()&gt;[.B4]*0.9" style:apply-style-name="cf2" style:base-cell-address="Noeuds.E4"/>
      <style:map style:condition="of:cell-content()&gt;[.B4]*0.8" style:apply-style-name="cf3" style:base-cell-address="Noeuds.E4"/>
      <style:map style:condition="of:cell-content()&gt;[.B4]*0.5" style:apply-style-name="cf4" style:base-cell-address="Noeuds.E4"/>
      <style:map style:condition="of:cell-content()&gt;[.B4]*0.3" style:apply-style-name="cf5" style:base-cell-address="Noeuds.E4"/>
      <style:map style:condition="of:cell-content()&gt;0" style:apply-style-name="cf6"/>
    </style:style>
    <style:style style:name="ce72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map style:condition="of:cell-content()&gt;[.B4]" style:apply-style-name="cf10" style:base-cell-address="Noeuds.E4"/>
      <style:map style:condition="of:cell-content()&gt;[.B4]*0.9" style:apply-style-name="cf2" style:base-cell-address="Noeuds.E4"/>
      <style:map style:condition="of:cell-content()&gt;[.B4]*0.8" style:apply-style-name="cf3" style:base-cell-address="Noeuds.E4"/>
      <style:map style:condition="of:cell-content()&gt;[.B4]*0.5" style:apply-style-name="cf4" style:base-cell-address="Noeuds.E4"/>
      <style:map style:condition="of:cell-content()&gt;[.B4]*0.3" style:apply-style-name="cf5" style:base-cell-address="Noeuds.E4"/>
      <style:map style:condition="of:cell-content()&gt;0" style:apply-style-name="cf6"/>
    </style:style>
    <style:style style:name="ce73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map style:condition="of:cell-content()&gt;[.B4]" style:apply-style-name="cf10" style:base-cell-address="Noeuds.E4"/>
      <style:map style:condition="of:cell-content()&gt;[.B4]*0.9" style:apply-style-name="cf2" style:base-cell-address="Noeuds.E4"/>
      <style:map style:condition="of:cell-content()&gt;[.B4]*0.8" style:apply-style-name="cf3" style:base-cell-address="Noeuds.E4"/>
      <style:map style:condition="of:cell-content()&gt;[.B4]*0.5" style:apply-style-name="cf4" style:base-cell-address="Noeuds.E4"/>
      <style:map style:condition="of:cell-content()&gt;[.B4]*0.3" style:apply-style-name="cf5" style:base-cell-address="Noeuds.E4"/>
      <style:map style:condition="of:cell-content()&gt;0" style:apply-style-name="cf6"/>
    </style:style>
    <style:style style:name="ce74" style:family="table-cell" style:parent-style-name="Default" style:data-style-name="N13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map style:condition="of:cell-content()&gt;1" style:apply-style-name="cf11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75" style:family="table-cell" style:parent-style-name="Default" style:data-style-name="N1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map style:condition="of:cell-content()&gt;[.C4]" style:apply-style-name="cf11" style:base-cell-address="Noeuds.G4"/>
      <style:map style:condition="of:cell-content()&gt;[.C4]*0.9" style:apply-style-name="cf2" style:base-cell-address="Noeuds.G4"/>
      <style:map style:condition="of:cell-content()&gt;[.C4]*0.8" style:apply-style-name="cf3" style:base-cell-address="Noeuds.G4"/>
      <style:map style:condition="of:cell-content()&gt;[.C4]*0.5" style:apply-style-name="cf4" style:base-cell-address="Noeuds.G4"/>
      <style:map style:condition="of:cell-content()&gt;[.C4]*0.3" style:apply-style-name="cf5" style:base-cell-address="Noeuds.G4"/>
      <style:map style:condition="of:cell-content()&gt;0" style:apply-style-name="cf6"/>
    </style:style>
    <style:style style:name="ce76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map style:condition="of:cell-content()&gt;[.C4]" style:apply-style-name="cf11" style:base-cell-address="Noeuds.G4"/>
      <style:map style:condition="of:cell-content()&gt;[.C4]*0.9" style:apply-style-name="cf2" style:base-cell-address="Noeuds.G4"/>
      <style:map style:condition="of:cell-content()&gt;[.C4]*0.8" style:apply-style-name="cf3" style:base-cell-address="Noeuds.G4"/>
      <style:map style:condition="of:cell-content()&gt;[.C4]*0.5" style:apply-style-name="cf4" style:base-cell-address="Noeuds.G4"/>
      <style:map style:condition="of:cell-content()&gt;[.C4]*0.3" style:apply-style-name="cf5" style:base-cell-address="Noeuds.G4"/>
      <style:map style:condition="of:cell-content()&gt;0" style:apply-style-name="cf6"/>
    </style:style>
    <style:style style:name="ce77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map style:condition="of:cell-content()&gt;[.C4]" style:apply-style-name="cf11" style:base-cell-address="Noeuds.G4"/>
      <style:map style:condition="of:cell-content()&gt;[.C4]*0.9" style:apply-style-name="cf2" style:base-cell-address="Noeuds.G4"/>
      <style:map style:condition="of:cell-content()&gt;[.C4]*0.8" style:apply-style-name="cf3" style:base-cell-address="Noeuds.G4"/>
      <style:map style:condition="of:cell-content()&gt;[.C4]*0.5" style:apply-style-name="cf4" style:base-cell-address="Noeuds.G4"/>
      <style:map style:condition="of:cell-content()&gt;[.C4]*0.3" style:apply-style-name="cf5" style:base-cell-address="Noeuds.G4"/>
      <style:map style:condition="of:cell-content()&gt;0" style:apply-style-name="cf6"/>
    </style:style>
    <style:style style:name="ce78" style:family="table-cell" style:parent-style-name="Default" style:data-style-name="N1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map style:condition="of:cell-content()&gt;[.C4]" style:apply-style-name="cf11" style:base-cell-address="Noeuds.G4"/>
      <style:map style:condition="of:cell-content()&gt;[.C4]*0.9" style:apply-style-name="cf2" style:base-cell-address="Noeuds.G4"/>
      <style:map style:condition="of:cell-content()&gt;[.C4]*0.8" style:apply-style-name="cf3" style:base-cell-address="Noeuds.G4"/>
      <style:map style:condition="of:cell-content()&gt;[.C4]*0.5" style:apply-style-name="cf4" style:base-cell-address="Noeuds.G4"/>
      <style:map style:condition="of:cell-content()&gt;[.C4]*0.3" style:apply-style-name="cf5" style:base-cell-address="Noeuds.G4"/>
      <style:map style:condition="of:cell-content()&gt;0" style:apply-style-name="cf6"/>
    </style:style>
    <style:style style:name="ce79" style:family="table-cell" style:parent-style-name="Default" style:data-style-name="N13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map style:condition="of:cell-content()&gt;1" style:apply-style-name="cf11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80" style:family="table-cell" style:parent-style-name="Default" style:data-style-name="N13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map style:condition="of:cell-content()&gt;1" style:apply-style-name="cf11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81" style:family="table-cell" style:parent-style-name="Default" style:data-style-name="N1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map style:condition="of:cell-content()&gt;1" style:apply-style-name="cf11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82" style:family="table-cell" style:parent-style-name="Default" style:data-style-name="N1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map style:condition="of:cell-content()&gt;[.D4]*0.9" style:apply-style-name="cf11" style:base-cell-address="Noeuds.I4"/>
      <style:map style:condition="of:cell-content()&gt;[.D4]*0.9" style:apply-style-name="cf2" style:base-cell-address="Noeuds.I4"/>
      <style:map style:condition="of:cell-content()&gt;[.D4]*0.8" style:apply-style-name="cf3" style:base-cell-address="Noeuds.I4"/>
      <style:map style:condition="of:cell-content()&gt;[.D4]*0.5" style:apply-style-name="cf4" style:base-cell-address="Noeuds.I4"/>
      <style:map style:condition="of:cell-content()&gt;[.D4]*0.3" style:apply-style-name="cf5" style:base-cell-address="Noeuds.I4"/>
      <style:map style:condition="of:cell-content()&gt;0" style:apply-style-name="cf6"/>
    </style:style>
    <style:style style:name="ce83" style:family="table-cell" style:parent-style-name="Default" style:data-style-name="N13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map style:condition="of:cell-content()&gt;1" style:apply-style-name="cf10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84" style:family="table-cell" style:parent-style-name="Default" style:data-style-name="N1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map style:condition="of:cell-content()&gt;[.D4]*0.9" style:apply-style-name="cf11" style:base-cell-address="Noeuds.I4"/>
      <style:map style:condition="of:cell-content()&gt;[.D4]*0.9" style:apply-style-name="cf2" style:base-cell-address="Noeuds.I4"/>
      <style:map style:condition="of:cell-content()&gt;[.D4]*0.8" style:apply-style-name="cf3" style:base-cell-address="Noeuds.I4"/>
      <style:map style:condition="of:cell-content()&gt;[.D4]*0.5" style:apply-style-name="cf4" style:base-cell-address="Noeuds.I4"/>
      <style:map style:condition="of:cell-content()&gt;[.D4]*0.3" style:apply-style-name="cf5" style:base-cell-address="Noeuds.I4"/>
      <style:map style:condition="of:cell-content()&gt;0" style:apply-style-name="cf6"/>
    </style:style>
    <style:style style:name="ce85" style:family="table-cell" style:parent-style-name="Default" style:data-style-name="N13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map style:condition="of:cell-content()&gt;1" style:apply-style-name="cf10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86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map style:condition="of:cell-content()&gt;[.D4]*0.9" style:apply-style-name="cf11" style:base-cell-address="Noeuds.I4"/>
      <style:map style:condition="of:cell-content()&gt;[.D4]*0.9" style:apply-style-name="cf2" style:base-cell-address="Noeuds.I4"/>
      <style:map style:condition="of:cell-content()&gt;[.D4]*0.8" style:apply-style-name="cf3" style:base-cell-address="Noeuds.I4"/>
      <style:map style:condition="of:cell-content()&gt;[.D4]*0.5" style:apply-style-name="cf4" style:base-cell-address="Noeuds.I4"/>
      <style:map style:condition="of:cell-content()&gt;[.D4]*0.3" style:apply-style-name="cf5" style:base-cell-address="Noeuds.I4"/>
      <style:map style:condition="of:cell-content()&gt;0" style:apply-style-name="cf6"/>
    </style:style>
    <style:style style:name="ce87" style:family="table-cell" style:parent-style-name="Default" style:data-style-name="N1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map style:condition="of:cell-content()&gt;1" style:apply-style-name="cf10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  <style:style style:name="ce88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map style:condition="of:cell-content()&gt;[.D4]*0.9" style:apply-style-name="cf11" style:base-cell-address="Noeuds.I4"/>
      <style:map style:condition="of:cell-content()&gt;[.D4]*0.9" style:apply-style-name="cf2" style:base-cell-address="Noeuds.I4"/>
      <style:map style:condition="of:cell-content()&gt;[.D4]*0.8" style:apply-style-name="cf3" style:base-cell-address="Noeuds.I4"/>
      <style:map style:condition="of:cell-content()&gt;[.D4]*0.5" style:apply-style-name="cf4" style:base-cell-address="Noeuds.I4"/>
      <style:map style:condition="of:cell-content()&gt;[.D4]*0.3" style:apply-style-name="cf5" style:base-cell-address="Noeuds.I4"/>
      <style:map style:condition="of:cell-content()&gt;0" style:apply-style-name="cf6"/>
    </style:style>
    <style:style style:name="ce89" style:family="table-cell" style:parent-style-name="Default" style:data-style-name="N13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map style:condition="of:cell-content()&gt;1" style:apply-style-name="cf10"/>
      <style:map style:condition="of:cell-content()&gt;0.9" style:apply-style-name="cf2"/>
      <style:map style:condition="of:cell-content()&gt;0.8" style:apply-style-name="cf3"/>
      <style:map style:condition="of:cell-content()&gt;0.5" style:apply-style-name="cf4"/>
      <style:map style:condition="of:cell-content()&gt;0.3" style:apply-style-name="cf5"/>
      <style:map style:condition="of:cell-content()&gt;0" style:apply-style-name="cf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0,1000000)">
          <table:help-message table:display="true"/>
          <table:error-message table:display="true"/>
        </table:content-validation>
        <table:content-validation table:name="val2" table:condition="of:cell-content-is-whole-number() and cell-content-is-between(0,1000000)">
          <table:help-message table:display="true"/>
          <table:error-message table:display="true"/>
        </table:content-validation>
        <table:content-validation table:name="val3" table:condition="of:cell-content-is-in-list([Noeuds.$A$3:.$A$975])" table:base-cell-address="VMs.F19">
          <table:help-message table:display="true"/>
          <table:error-message table:display="true"/>
        </table:content-validation>
        <table:content-validation table:name="val4" table:condition="of:cell-content-is-in-list(&quot;Oui&quot;;&quot;Non&quot;)">
          <table:help-message table:display="true"/>
          <table:error-message table:display="true"/>
        </table:content-validation>
        <table:content-validation table:name="val5" table:condition="of:cell-content-is-in-list(OFFSET([Noeuds.$A$5];0;0;COUNTA([Noeuds.$A$5:.$A$10])))" table:base-cell-address="VMs.F3">
          <table:help-message table:display="true"/>
          <table:error-message table:display="true"/>
        </table:content-validation>
      </table:content-validations>
      <table:table table:name="Noeuds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2" table:default-cell-style-name="ce6"/>
        <table:table-column table:style-name="co2" table:number-columns-repeated="3" table:default-cell-style-name="ce6"/>
        <table:table-column table:style-name="co2" table:number-columns-repeated="16374" table:default-cell-style-name="ce2"/>
        <table:table-row table:style-name="ro1">
          <table:table-cell office:value-type="string" table:number-columns-spanned="1" table:number-rows-spanned="2" table:style-name="ce43">
            <text:p>Nom</text:p>
          </table:table-cell>
          <table:table-cell office:value-type="string" table:number-columns-spanned="3" table:number-rows-spanned="1" table:style-name="ce44">
            <text:p>Capacité</text:p>
          </table:table-cell>
          <table:covered-table-cell table:number-columns-repeated="2"/>
          <table:table-cell office:value-type="string" table:number-columns-spanned="6" table:number-rows-spanned="1" table:style-name="ce43">
            <text:p>Utilisé</text:p>
          </table:table-cell>
          <table:covered-table-cell table:number-columns-repeated="5"/>
          <table:table-cell office:value-type="string" table:number-columns-spanned="3" table:number-rows-spanned="1" table:style-name="ce44">
            <text:p>Restant</text:p>
          </table:table-cell>
          <table:covered-table-cell table:number-columns-repeated="2"/>
          <table:table-cell table:number-columns-repeated="16371"/>
        </table:table-row>
        <table:table-row table:style-name="ro2">
          <table:covered-table-cell/>
          <table:table-cell office:value-type="string" table:style-name="ce3">
            <text:p>CPU (U)</text:p>
          </table:table-cell>
          <table:table-cell office:value-type="string" table:style-name="ce4">
            <text:p>RAM (Go)</text:p>
          </table:table-cell>
          <table:table-cell office:value-type="string" table:style-name="ce5">
            <text:p>Stockage ZFS (Go)</text:p>
          </table:table-cell>
          <table:table-cell office:value-type="string" table:number-columns-spanned="2" table:number-rows-spanned="1" table:style-name="ce43">
            <text:p>CPU (U)</text:p>
          </table:table-cell>
          <table:covered-table-cell/>
          <table:table-cell office:value-type="string" table:number-columns-spanned="2" table:number-rows-spanned="1" table:style-name="ce43">
            <text:p>RAM (Go)</text:p>
          </table:table-cell>
          <table:covered-table-cell/>
          <table:table-cell office:value-type="string" table:number-columns-spanned="2" table:number-rows-spanned="1" table:style-name="ce45">
            <text:p>Stockage ZFS (Go)</text:p>
          </table:table-cell>
          <table:covered-table-cell/>
          <table:table-cell office:value-type="string" table:style-name="ce3">
            <text:p>CPU (U)</text:p>
          </table:table-cell>
          <table:table-cell office:value-type="string" table:style-name="ce4">
            <text:p>RAM (Go)</text:p>
          </table:table-cell>
          <table:table-cell office:value-type="string" table:style-name="ce5">
            <text:p>Stockage ZFS (Go)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7">
            <text:p>Non affecté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float" office:value="12" table:formula="of:=SUMIFS([VMs.$C$3:.$C$1002];[VMs.$F$3:.$F$1002];&quot;&quot;)" table:style-name="ce8">
            <text:p>12</text:p>
          </table:table-cell>
          <table:table-cell office:value-type="string" table:style-name="ce11">
            <text:p>-</text:p>
          </table:table-cell>
          <table:table-cell office:value-type="float" office:value="34" table:formula="of:=SUMIFS([VMs.$D$3:.$D$1002];[VMs.$F$3:.$F$1002];&quot;&quot;)" table:style-name="ce8">
            <text:p>34</text:p>
          </table:table-cell>
          <table:table-cell office:value-type="string" table:style-name="ce11">
            <text:p>-</text:p>
          </table:table-cell>
          <table:table-cell office:value-type="float" office:value="360" table:formula="of:=SUMIFS([VMs.$E$3:.$E$1002];[VMs.$F$3:.$F$1002];&quot;&quot;)" table:style-name="ce8">
            <text:p>360</text:p>
          </table:table-cell>
          <table:table-cell office:value-type="string" table:style-name="ce10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13">
            <text:p>Estimation etat HA<text:s/></text:p>
          </table:table-cell>
          <table:table-cell office:value-type="float" office:value="128" table:formula="of:=SUM([.B5:.B10])*(COUNTIF([.B5:.B10];&quot;&gt;0&quot;)-1)/COUNTIF([.B5:.B10];&quot;&gt;0&quot;)" table:style-name="ce14">
            <text:p>128</text:p>
          </table:table-cell>
          <table:table-cell office:value-type="float" office:value="376" table:formula="of:=SUM([.C5:.C10])*(COUNTIF([.C5:.C10];&quot;&gt;0&quot;)-1)/COUNTIF([.C5:.C10];&quot;&gt;0&quot;)" table:style-name="ce15">
            <text:p>376</text:p>
          </table:table-cell>
          <table:table-cell office:value-type="float" office:value="19600" table:formula="of:=SUM([.D5:.D10])*(COUNTIF([.D5:.D10];&quot;&gt;0&quot;)-1)/COUNTIF([.D5:.D10];&quot;&gt;0&quot;)" table:style-name="ce16">
            <text:p>19600</text:p>
          </table:table-cell>
          <table:table-cell office:value-type="float" office:value="10" table:formula="of:=SUMIFS([VMs.$C$3:.$C$18];[VMs.$G$3:.$G$18];&quot;Oui&quot;)" table:style-name="ce70">
            <text:p>10</text:p>
          </table:table-cell>
          <table:table-cell office:value-type="percentage" office:value="7.8125E-2" table:formula="of:=IF([.B4]=0;0;[.E4]/[.B4])" table:style-name="ce79">
            <text:p>8%</text:p>
          </table:table-cell>
          <table:table-cell office:value-type="float" office:value="18" table:formula="of:=SUMIFS([VMs.$D$3:.$D$18];[VMs.$G$3:.$G$18];&quot;Oui&quot;)" table:style-name="ce75">
            <text:p>18</text:p>
          </table:table-cell>
          <table:table-cell office:value-type="percentage" office:value="4.7872340425531915E-2" table:formula="of:=IF([.C4]=0;0;[.G4]/[.C4])" table:style-name="ce83">
            <text:p>5%</text:p>
          </table:table-cell>
          <table:table-cell office:value-type="float" office:value="240" table:formula="of:=SUMIFS([VMs.$E$3:.$E$18];[VMs.$G$3:.$G$18];&quot;Oui&quot;)" table:style-name="ce82">
            <text:p>240</text:p>
          </table:table-cell>
          <table:table-cell office:value-type="percentage" office:value="1.2244897959183673E-2" table:formula="of:=IF([.D4]=0;0;[.I4]/[.D4])" table:style-name="ce79">
            <text:p>1%</text:p>
          </table:table-cell>
          <table:table-cell office:value-type="float" office:value="118" table:formula="of:=[.B4]-[.E4]" table:style-name="ce19">
            <text:p>118</text:p>
          </table:table-cell>
          <table:table-cell office:value-type="float" office:value="358" table:formula="of:=[.C4]-[.G4]" table:style-name="ce20">
            <text:p>358</text:p>
          </table:table-cell>
          <table:table-cell office:value-type="float" office:value="19360" table:formula="of:=[.D4]-[.I4]" table:style-name="ce21">
            <text:p>19360</text:p>
          </table:table-cell>
          <table:table-cell table:number-columns-repeated="16371" table:style-name="ce6"/>
        </table:table-row>
        <table:table-row table:style-name="ro3">
          <table:table-cell office:value-type="string" table:style-name="ce22">
            <text:p>promox-01</text:p>
          </table:table-cell>
          <table:table-cell office:value-type="float" office:value="64" table:content-validation-name="val1" table:style-name="ce23">
            <text:p>64</text:p>
          </table:table-cell>
          <table:table-cell office:value-type="float" office:value="188" table:content-validation-name="val1" table:style-name="ce24">
            <text:p>188</text:p>
          </table:table-cell>
          <table:table-cell office:value-type="float" office:value="9800" table:content-validation-name="val1" table:style-name="ce25">
            <text:p>9800</text:p>
          </table:table-cell>
          <table:table-cell office:value-type="float" office:value="2" table:formula="of:=SUMIFS([VMs.$C$3:.$C$18];[VMs.$F$3:.$F$18];[Noeuds.$A5])" table:style-name="ce71">
            <text:p>2</text:p>
          </table:table-cell>
          <table:table-cell office:value-type="percentage" office:value="3.125E-2" table:formula="of:=IF([.B5]=0;0;[.E5]/[.B5])" table:style-name="ce80">
            <text:p>3%</text:p>
          </table:table-cell>
          <table:table-cell office:value-type="float" office:value="2" table:formula="of:=SUMIFS([VMs.$D$3:.$D$18];[VMs.$F$3:.$F$18];[Noeuds.$A5])" table:style-name="ce78">
            <text:p>2</text:p>
          </table:table-cell>
          <table:table-cell office:value-type="percentage" office:value="1.0638297872340425E-2" table:formula="of:=IF([.C5]=0;0;[.G5]/[.C5])" table:style-name="ce85">
            <text:p>1%</text:p>
          </table:table-cell>
          <table:table-cell office:value-type="float" office:value="240" table:formula="of:=SUMIFS([VMs.$E$3:.$E$18];[VMs.$F$3:.$F$18];[Noeuds.$A5])+SUMIFS([VMs.$E$3:.$E$18];[VMs.$H$3:.$H$18];[Noeuds.$A5])+SUMIFS([VMs.$E$3:.$E$18];[VMs.$I$3:.$I$18];[Noeuds.$A5])" table:style-name="ce84">
            <text:p>240</text:p>
          </table:table-cell>
          <table:table-cell office:value-type="percentage" office:value="2.4489795918367346E-2" table:formula="of:=IF([.D5]=0;0;[.I5]/[.D5])" table:style-name="ce80">
            <text:p>2%</text:p>
          </table:table-cell>
          <table:table-cell office:value-type="float" office:value="62" table:formula="of:=[.B5]-[.E5]" table:style-name="ce28">
            <text:p>62</text:p>
          </table:table-cell>
          <table:table-cell office:value-type="float" office:value="186" table:formula="of:=[.C5]-[.G5]" table:style-name="ce24">
            <text:p>186</text:p>
          </table:table-cell>
          <table:table-cell office:value-type="float" office:value="9560" table:formula="of:=[.D5]-[.I5]" table:style-name="ce25">
            <text:p>9560</text:p>
          </table:table-cell>
          <table:table-cell table:number-columns-repeated="16371"/>
        </table:table-row>
        <table:table-row table:style-name="ro3">
          <table:table-cell office:value-type="string" table:style-name="ce29">
            <text:p>promox-02</text:p>
          </table:table-cell>
          <table:table-cell office:value-type="float" office:value="64" table:content-validation-name="val1" table:style-name="ce30">
            <text:p>64</text:p>
          </table:table-cell>
          <table:table-cell office:value-type="float" office:value="188" table:content-validation-name="val1" table:style-name="ce31">
            <text:p>188</text:p>
          </table:table-cell>
          <table:table-cell office:value-type="float" office:value="9800" table:content-validation-name="val1" table:style-name="ce32">
            <text:p>9800</text:p>
          </table:table-cell>
          <table:table-cell office:value-type="float" office:value="8" table:formula="of:=SUMIFS([VMs.$C$3:.$C$18];[VMs.$F$3:.$F$18];[Noeuds.$A6])" table:style-name="ce72">
            <text:p>8</text:p>
          </table:table-cell>
          <table:table-cell office:value-type="percentage" office:value="0.125" table:formula="of:=IF([.B6]=0;0;[.E6]/[.B6])" table:style-name="ce81">
            <text:p>13%</text:p>
          </table:table-cell>
          <table:table-cell office:value-type="float" office:value="16" table:formula="of:=SUMIFS([VMs.$D$3:.$D$18];[VMs.$F$3:.$F$18];[Noeuds.$A6])" table:style-name="ce76">
            <text:p>16</text:p>
          </table:table-cell>
          <table:table-cell office:value-type="percentage" office:value="8.5106382978723402E-2" table:formula="of:=IF([.C6]=0;0;[.G6]/[.C6])" table:style-name="ce87">
            <text:p>9%</text:p>
          </table:table-cell>
          <table:table-cell office:value-type="float" office:value="240" table:formula="of:=SUMIFS([VMs.$E$3:.$E$18];[VMs.$F$3:.$F$18];[Noeuds.$A6])+SUMIFS([VMs.$E$3:.$E$18];[VMs.$H$3:.$H$18];[Noeuds.$A6])+SUMIFS([VMs.$E$3:.$E$18];[VMs.$I$3:.$I$18];[Noeuds.$A6])" table:style-name="ce86">
            <text:p>240</text:p>
          </table:table-cell>
          <table:table-cell office:value-type="percentage" office:value="2.4489795918367346E-2" table:formula="of:=IF([.D6]=0;0;[.I6]/[.D6])" table:style-name="ce81">
            <text:p>2%</text:p>
          </table:table-cell>
          <table:table-cell office:value-type="float" office:value="56" table:formula="of:=[.B6]-[.E6]" table:style-name="ce35">
            <text:p>56</text:p>
          </table:table-cell>
          <table:table-cell office:value-type="float" office:value="172" table:formula="of:=[.C6]-[.G6]" table:style-name="ce31">
            <text:p>172</text:p>
          </table:table-cell>
          <table:table-cell office:value-type="float" office:value="9560" table:formula="of:=[.D6]-[.I6]" table:style-name="ce32">
            <text:p>9560</text:p>
          </table:table-cell>
          <table:table-cell table:number-columns-repeated="16371"/>
        </table:table-row>
        <table:table-row table:style-name="ro3">
          <table:table-cell office:value-type="string" table:style-name="ce29">
            <text:p>promox-03</text:p>
          </table:table-cell>
          <table:table-cell office:value-type="float" office:value="64" table:content-validation-name="val1" table:style-name="ce30">
            <text:p>64</text:p>
          </table:table-cell>
          <table:table-cell office:value-type="float" office:value="188" table:content-validation-name="val1" table:style-name="ce31">
            <text:p>188</text:p>
          </table:table-cell>
          <table:table-cell office:value-type="float" office:value="9800" table:content-validation-name="val1" table:style-name="ce32">
            <text:p>9800</text:p>
          </table:table-cell>
          <table:table-cell office:value-type="float" office:value="2" table:formula="of:=SUMIFS([VMs.$C$3:.$C$18];[VMs.$F$3:.$F$18];[Noeuds.$A7])" table:style-name="ce72">
            <text:p>2</text:p>
          </table:table-cell>
          <table:table-cell office:value-type="percentage" office:value="3.125E-2" table:formula="of:=IF([.B7]=0;0;[.E7]/[.B7])" table:style-name="ce81">
            <text:p>3%</text:p>
          </table:table-cell>
          <table:table-cell office:value-type="float" office:value="16" table:formula="of:=SUMIFS([VMs.$D$3:.$D$18];[VMs.$F$3:.$F$18];[Noeuds.$A7])" table:style-name="ce76">
            <text:p>16</text:p>
          </table:table-cell>
          <table:table-cell office:value-type="percentage" office:value="8.5106382978723402E-2" table:formula="of:=IF([.C7]=0;0;[.G7]/[.C7])" table:style-name="ce87">
            <text:p>9%</text:p>
          </table:table-cell>
          <table:table-cell office:value-type="float" office:value="160" table:formula="of:=SUMIFS([VMs.$E$3:.$E$18];[VMs.$F$3:.$F$18];[Noeuds.$A7])+SUMIFS([VMs.$E$3:.$E$18];[VMs.$H$3:.$H$18];[Noeuds.$A7])+SUMIFS([VMs.$E$3:.$E$18];[VMs.$I$3:.$I$18];[Noeuds.$A7])" table:style-name="ce86">
            <text:p>160</text:p>
          </table:table-cell>
          <table:table-cell office:value-type="percentage" office:value="1.6326530612244899E-2" table:formula="of:=IF([.D7]=0;0;[.I7]/[.D7])" table:style-name="ce81">
            <text:p>2%</text:p>
          </table:table-cell>
          <table:table-cell office:value-type="float" office:value="62" table:formula="of:=[.B7]-[.E7]" table:style-name="ce35">
            <text:p>62</text:p>
          </table:table-cell>
          <table:table-cell office:value-type="float" office:value="172" table:formula="of:=[.C7]-[.G7]" table:style-name="ce31">
            <text:p>172</text:p>
          </table:table-cell>
          <table:table-cell office:value-type="float" office:value="9640" table:formula="of:=[.D7]-[.I7]" table:style-name="ce32">
            <text:p>9640</text:p>
          </table:table-cell>
          <table:table-cell table:number-columns-repeated="16371"/>
        </table:table-row>
        <table:table-row table:style-name="ro3">
          <table:table-cell table:style-name="ce29"/>
          <table:table-cell table:content-validation-name="val1" table:style-name="ce30"/>
          <table:table-cell table:content-validation-name="val1" table:style-name="ce31"/>
          <table:table-cell table:content-validation-name="val1" table:style-name="ce32"/>
          <table:table-cell office:value-type="float" office:value="0" table:formula="of:=SUMIFS([VMs.$C$3:.$C$18];[VMs.$F$3:.$F$18];[Noeuds.$A8])" table:style-name="ce72">
            <text:p>0</text:p>
          </table:table-cell>
          <table:table-cell office:value-type="percentage" office:value="0" table:formula="of:=IF([.B8]=0;0;[.E8]/[.B8])" table:style-name="ce81">
            <text:p>0%</text:p>
          </table:table-cell>
          <table:table-cell office:value-type="float" office:value="0" table:formula="of:=SUMIFS([VMs.$D$3:.$D$18];[VMs.$F$3:.$F$18];[Noeuds.$A8])" table:style-name="ce76">
            <text:p>0</text:p>
          </table:table-cell>
          <table:table-cell office:value-type="percentage" office:value="0" table:formula="of:=IF([.C8]=0;0;[.G8]/[.C8])" table:style-name="ce87">
            <text:p>0%</text:p>
          </table:table-cell>
          <table:table-cell office:value-type="float" office:value="0" table:formula="of:=SUMIFS([VMs.$E$3:.$E$18];[VMs.$F$3:.$F$18];[Noeuds.$A8])+SUMIFS([VMs.$E$3:.$E$18];[VMs.$H$3:.$H$18];[Noeuds.$A8])+SUMIFS([VMs.$E$3:.$E$18];[VMs.$I$3:.$I$18];[Noeuds.$A8])" table:style-name="ce86">
            <text:p>0</text:p>
          </table:table-cell>
          <table:table-cell office:value-type="percentage" office:value="0" table:formula="of:=IF([.D8]=0;0;[.I8]/[.D8])" table:style-name="ce81">
            <text:p>0%</text:p>
          </table:table-cell>
          <table:table-cell office:value-type="float" office:value="0" table:formula="of:=[.B8]-[.E8]" table:style-name="ce35">
            <text:p>0</text:p>
          </table:table-cell>
          <table:table-cell office:value-type="float" office:value="0" table:formula="of:=[.C8]-[.G8]" table:style-name="ce31">
            <text:p>0</text:p>
          </table:table-cell>
          <table:table-cell office:value-type="float" office:value="0" table:formula="of:=[.D8]-[.I8]" table:style-name="ce32">
            <text:p>0</text:p>
          </table:table-cell>
          <table:table-cell table:number-columns-repeated="16371"/>
        </table:table-row>
        <table:table-row table:style-name="ro3">
          <table:table-cell table:style-name="ce29"/>
          <table:table-cell table:content-validation-name="val1" table:style-name="ce30"/>
          <table:table-cell table:content-validation-name="val1" table:style-name="ce31"/>
          <table:table-cell table:content-validation-name="val1" table:style-name="ce32"/>
          <table:table-cell office:value-type="float" office:value="0" table:formula="of:=SUMIFS([VMs.$C$3:.$C$18];[VMs.$F$3:.$F$18];[Noeuds.$A9])" table:style-name="ce72">
            <text:p>0</text:p>
          </table:table-cell>
          <table:table-cell office:value-type="percentage" office:value="0" table:formula="of:=IF([.B9]=0;0;[.E9]/[.B9])" table:style-name="ce81">
            <text:p>0%</text:p>
          </table:table-cell>
          <table:table-cell office:value-type="float" office:value="0" table:formula="of:=SUMIFS([VMs.$D$3:.$D$18];[VMs.$F$3:.$F$18];[Noeuds.$A9])" table:style-name="ce76">
            <text:p>0</text:p>
          </table:table-cell>
          <table:table-cell office:value-type="percentage" office:value="0" table:formula="of:=IF([.C9]=0;0;[.G9]/[.C9])" table:style-name="ce87">
            <text:p>0%</text:p>
          </table:table-cell>
          <table:table-cell office:value-type="float" office:value="0" table:formula="of:=SUMIFS([VMs.$E$3:.$E$18];[VMs.$F$3:.$F$18];[Noeuds.$A9])+SUMIFS([VMs.$E$3:.$E$18];[VMs.$H$3:.$H$18];[Noeuds.$A9])+SUMIFS([VMs.$E$3:.$E$18];[VMs.$I$3:.$I$18];[Noeuds.$A9])" table:style-name="ce86">
            <text:p>0</text:p>
          </table:table-cell>
          <table:table-cell office:value-type="percentage" office:value="0" table:formula="of:=IF([.D9]=0;0;[.I9]/[.D9])" table:style-name="ce81">
            <text:p>0%</text:p>
          </table:table-cell>
          <table:table-cell office:value-type="float" office:value="0" table:formula="of:=[.B9]-[.E9]" table:style-name="ce35">
            <text:p>0</text:p>
          </table:table-cell>
          <table:table-cell office:value-type="float" office:value="0" table:formula="of:=[.C9]-[.G9]" table:style-name="ce31">
            <text:p>0</text:p>
          </table:table-cell>
          <table:table-cell office:value-type="float" office:value="0" table:formula="of:=[.D9]-[.I9]" table:style-name="ce32">
            <text:p>0</text:p>
          </table:table-cell>
          <table:table-cell table:number-columns-repeated="16371"/>
        </table:table-row>
        <table:table-row table:style-name="ro3">
          <table:table-cell table:style-name="ce36"/>
          <table:table-cell table:content-validation-name="val1" table:style-name="ce37"/>
          <table:table-cell table:content-validation-name="val1" table:style-name="ce38"/>
          <table:table-cell table:content-validation-name="val1" table:style-name="ce39"/>
          <table:table-cell office:value-type="float" office:value="0" table:formula="of:=SUMIFS([VMs.$C$3:.$C$18];[VMs.$F$3:.$F$18];[Noeuds.$A10])" table:style-name="ce73">
            <text:p>0</text:p>
          </table:table-cell>
          <table:table-cell office:value-type="percentage" office:value="0" table:formula="of:=IF([.B10]=0;0;[.E10]/[.B10])" table:style-name="ce74">
            <text:p>0%</text:p>
          </table:table-cell>
          <table:table-cell office:value-type="float" office:value="0" table:formula="of:=SUMIFS([VMs.$D$3:.$D$18];[VMs.$F$3:.$F$18];[Noeuds.$A10])" table:style-name="ce77">
            <text:p>0</text:p>
          </table:table-cell>
          <table:table-cell office:value-type="percentage" office:value="0" table:formula="of:=IF([.C10]=0;0;[.G10]/[.C10])" table:style-name="ce89">
            <text:p>0%</text:p>
          </table:table-cell>
          <table:table-cell office:value-type="float" office:value="0" table:formula="of:=SUMIFS([VMs.$E$3:.$E$18];[VMs.$F$3:.$F$18];[Noeuds.$A10])+SUMIFS([VMs.$E$3:.$E$18];[VMs.$H$3:.$H$18];[Noeuds.$A10])+SUMIFS([VMs.$E$3:.$E$18];[VMs.$I$3:.$I$18];[Noeuds.$A10])" table:style-name="ce88">
            <text:p>0</text:p>
          </table:table-cell>
          <table:table-cell office:value-type="percentage" office:value="0" table:formula="of:=IF([.D10]=0;0;[.I10]/[.D10])" table:style-name="ce74">
            <text:p>0%</text:p>
          </table:table-cell>
          <table:table-cell office:value-type="float" office:value="0" table:formula="of:=[.B10]-[.E10]" table:style-name="ce42">
            <text:p>0</text:p>
          </table:table-cell>
          <table:table-cell office:value-type="float" office:value="0" table:formula="of:=[.C10]-[.G10]" table:style-name="ce38">
            <text:p>0</text:p>
          </table:table-cell>
          <table:table-cell office:value-type="float" office:value="0" table:formula="of:=[.D10]-[.I10]" table:style-name="ce39">
            <text:p>0</text:p>
          </table:table-cell>
          <table:table-cell table:number-columns-repeated="16371"/>
        </table:table-row>
        <table:table-row table:number-rows-repeated="1048566" table:style-name="ro3">
          <table:table-cell/>
          <table:table-cell table:content-validation-name="val1" table:style-name="ce6"/>
          <table:table-cell table:content-validation-name="val1" table:style-name="ce6"/>
          <table:table-cell table:content-validation-name="val1" table:style-name="ce6"/>
          <table:table-cell table:number-columns-repeated="16380"/>
        </table:table-row>
      </table:table>
      <table:table table:name="VMs" table:style-name="ta2">
        <table:table-column table:style-name="co2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2" table:number-columns-repeated="16375" table:default-cell-style-name="ce2"/>
        <table:table-row table:style-name="ro4">
          <table:table-cell office:value-type="string" table:number-columns-spanned="1" table:number-rows-spanned="2" table:style-name="ce67">
            <text:p>ID</text:p>
          </table:table-cell>
          <table:table-cell office:value-type="string" table:number-columns-spanned="1" table:number-rows-spanned="2" table:style-name="ce68">
            <text:p>Nom</text:p>
          </table:table-cell>
          <table:table-cell office:value-type="string" table:number-columns-spanned="3" table:number-rows-spanned="1" table:style-name="ce44">
            <text:p>Ressources</text:p>
          </table:table-cell>
          <table:covered-table-cell table:number-columns-repeated="2"/>
          <table:table-cell office:value-type="string" table:number-columns-spanned="4" table:number-rows-spanned="1" table:style-name="ce44">
            <text:p>HA et réplication</text:p>
          </table:table-cell>
          <table:covered-table-cell table:number-columns-repeated="3"/>
          <table:table-cell table:number-columns-repeated="16375"/>
        </table:table-row>
        <table:table-row table:style-name="ro5">
          <table:covered-table-cell/>
          <table:covered-table-cell/>
          <table:table-cell office:value-type="string" table:style-name="ce46">
            <text:p>CPU (U)</text:p>
          </table:table-cell>
          <table:table-cell office:value-type="string" table:style-name="ce47">
            <text:p>RAM (Go)</text:p>
          </table:table-cell>
          <table:table-cell office:value-type="string" table:style-name="ce48">
            <text:p>Stockage ZFS (Go)</text:p>
          </table:table-cell>
          <table:table-cell office:value-type="string" table:style-name="ce46">
            <text:p>Nœud primaire</text:p>
          </table:table-cell>
          <table:table-cell office:value-type="string" table:style-name="ce47">
            <text:p>Haute disponibilité</text:p>
          </table:table-cell>
          <table:table-cell office:value-type="string" table:style-name="ce47">
            <text:p>Nœud de réplication 1</text:p>
          </table:table-cell>
          <table:table-cell office:value-type="string" table:style-name="ce49">
            <text:p>Nœud de réplication 2</text:p>
          </table:table-cell>
          <table:table-cell table:number-columns-repeated="16375"/>
        </table:table-row>
        <table:table-row table:style-name="ro3">
          <table:table-cell office:value-type="float" office:value="100" table:style-name="ce50">
            <text:p>100</text:p>
          </table:table-cell>
          <table:table-cell office:value-type="string" table:style-name="ce51">
            <text:p>VM-EXEMPLE-01</text:p>
          </table:table-cell>
          <table:table-cell office:value-type="float" office:value="2" table:content-validation-name="val2" table:style-name="ce52">
            <text:p>2</text:p>
          </table:table-cell>
          <table:table-cell office:value-type="float" office:value="2" table:content-validation-name="val2" table:style-name="ce53">
            <text:p>2</text:p>
          </table:table-cell>
          <table:table-cell office:value-type="float" office:value="40" table:content-validation-name="val2" table:style-name="ce54">
            <text:p>40</text:p>
          </table:table-cell>
          <table:table-cell office:value-type="string" table:content-validation-name="val5" table:style-name="ce52">
            <text:p>promox-01</text:p>
          </table:table-cell>
          <table:table-cell office:value-type="string" table:content-validation-name="val4" table:style-name="ce53">
            <text:p>Oui</text:p>
          </table:table-cell>
          <table:table-cell office:value-type="string" table:content-validation-name="val5" table:style-name="ce53">
            <text:p>promox-03</text:p>
          </table:table-cell>
          <table:table-cell office:value-type="string" table:content-validation-name="val5" table:style-name="ce55">
            <text:p>promox-02</text:p>
          </table:table-cell>
          <table:table-cell table:number-columns-repeated="16375"/>
        </table:table-row>
        <table:table-row table:style-name="ro3">
          <table:table-cell office:value-type="float" office:value="101" table:style-name="ce56">
            <text:p>101</text:p>
          </table:table-cell>
          <table:table-cell office:value-type="string" table:style-name="ce57">
            <text:p>VM-EXEMPLE-02</text:p>
          </table:table-cell>
          <table:table-cell office:value-type="float" office:value="8" table:content-validation-name="val2" table:style-name="ce30">
            <text:p>8</text:p>
          </table:table-cell>
          <table:table-cell office:value-type="float" office:value="16" table:content-validation-name="val2" table:style-name="ce31">
            <text:p>16</text:p>
          </table:table-cell>
          <table:table-cell office:value-type="float" office:value="200" table:content-validation-name="val2" table:style-name="ce58">
            <text:p>200</text:p>
          </table:table-cell>
          <table:table-cell office:value-type="string" table:content-validation-name="val5" table:style-name="ce30">
            <text:p>promox-02</text:p>
          </table:table-cell>
          <table:table-cell office:value-type="string" table:content-validation-name="val4" table:style-name="ce31">
            <text:p>Oui</text:p>
          </table:table-cell>
          <table:table-cell office:value-type="string" table:content-validation-name="val5" table:style-name="ce31">
            <text:p>promox-01</text:p>
          </table:table-cell>
          <table:table-cell table:content-validation-name="val5" table:style-name="ce32"/>
          <table:table-cell table:number-columns-repeated="16375"/>
        </table:table-row>
        <table:table-row table:style-name="ro3">
          <table:table-cell office:value-type="float" office:value="102" table:style-name="ce56">
            <text:p>102</text:p>
          </table:table-cell>
          <table:table-cell office:value-type="string" table:style-name="ce57">
            <text:p>VM-EXEMPLE-03</text:p>
          </table:table-cell>
          <table:table-cell office:value-type="float" office:value="2" table:content-validation-name="val2" table:style-name="ce30">
            <text:p>2</text:p>
          </table:table-cell>
          <table:table-cell office:value-type="float" office:value="16" table:content-validation-name="val2" table:style-name="ce31">
            <text:p>16</text:p>
          </table:table-cell>
          <table:table-cell office:value-type="float" office:value="120" table:content-validation-name="val2" table:style-name="ce58">
            <text:p>120</text:p>
          </table:table-cell>
          <table:table-cell office:value-type="string" table:content-validation-name="val5" table:style-name="ce30">
            <text:p>promox-03</text:p>
          </table:table-cell>
          <table:table-cell office:value-type="string" table:content-validation-name="val4" table:style-name="ce31">
            <text:p>Non</text:p>
          </table:table-cell>
          <table:table-cell table:content-validation-name="val5" table:style-name="ce31"/>
          <table:table-cell table:content-validation-name="val5" table:style-name="ce32"/>
          <table:table-cell table:number-columns-repeated="16375"/>
        </table:table-row>
        <table:table-row table:number-rows-repeated="12" table:style-name="ro3">
          <table:table-cell table:style-name="ce56"/>
          <table:table-cell table:style-name="ce57"/>
          <table:table-cell table:content-validation-name="val2" table:style-name="ce30"/>
          <table:table-cell table:content-validation-name="val2" table:style-name="ce31"/>
          <table:table-cell table:content-validation-name="val2" table:style-name="ce58"/>
          <table:table-cell table:content-validation-name="val5" table:style-name="ce30"/>
          <table:table-cell office:value-type="string" table:content-validation-name="val4" table:style-name="ce31">
            <text:p>Non</text:p>
          </table:table-cell>
          <table:table-cell table:content-validation-name="val5" table:style-name="ce31"/>
          <table:table-cell table:content-validation-name="val5" table:style-name="ce32"/>
          <table:table-cell table:number-columns-repeated="16375"/>
        </table:table-row>
        <table:table-row table:style-name="ro3">
          <table:table-cell table:style-name="ce59"/>
          <table:table-cell table:style-name="ce60"/>
          <table:table-cell table:content-validation-name="val2" table:style-name="ce61"/>
          <table:table-cell table:content-validation-name="val2" table:style-name="ce62"/>
          <table:table-cell table:content-validation-name="val2" table:style-name="ce63"/>
          <table:table-cell table:content-validation-name="val5" table:style-name="ce37"/>
          <table:table-cell office:value-type="string" table:content-validation-name="val4" table:style-name="ce38">
            <text:p>Non</text:p>
          </table:table-cell>
          <table:table-cell table:content-validation-name="val5" table:style-name="ce38"/>
          <table:table-cell table:content-validation-name="val5" table:style-name="ce39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9">
            <text:p>Total :<text:s/></text:p>
          </table:table-cell>
          <table:covered-table-cell/>
          <table:table-cell office:value-type="float" office:value="12" table:formula="of:=SUM([.C3:.C18])" table:content-validation-name="val2" table:style-name="ce64">
            <text:p>12</text:p>
          </table:table-cell>
          <table:table-cell office:value-type="float" office:value="34" table:formula="of:=SUM([.D3:.D18])" table:content-validation-name="val2" table:style-name="ce65">
            <text:p>34</text:p>
          </table:table-cell>
          <table:table-cell office:value-type="float" office:value="360" table:formula="of:=SUM([.E3:.E18])" table:content-validation-name="val2" table:style-name="ce66">
            <text:p>360</text:p>
          </table:table-cell>
          <table:table-cell table:content-validation-name="val3" table:style-name="ce6"/>
          <table:table-cell table:style-name="ce6"/>
          <table:table-cell table:content-validation-name="val3" table:style-name="ce6"/>
          <table:table-cell table:content-validation-name="val3" table:style-name="ce6"/>
          <table:table-cell table:number-columns-repeated="16375"/>
        </table:table-row>
        <table:table-row table:number-rows-repeated="983" table:style-name="ro3">
          <table:table-cell table:number-columns-repeated="2"/>
          <table:table-cell table:content-validation-name="val2" table:style-name="ce6"/>
          <table:table-cell table:content-validation-name="val2" table:style-name="ce6"/>
          <table:table-cell table:content-validation-name="val2" table:style-name="ce6"/>
          <table:table-cell table:content-validation-name="val3" table:style-name="ce6"/>
          <table:table-cell/>
          <table:table-cell table:content-validation-name="val3" table:style-name="ce6"/>
          <table:table-cell table:content-validation-name="val3" table:style-name="ce6"/>
          <table:table-cell table:number-columns-repeated="16375"/>
        </table:table-row>
        <table:table-row table:number-rows-repeated="1047574" table:style-name="ro3">
          <table:table-cell table:number-columns-repeated="2"/>
          <table:table-cell table:content-validation-name="val2" table:style-name="ce6"/>
          <table:table-cell table:content-validation-name="val2" table:style-name="ce6"/>
          <table:table-cell table:content-validation-name="val2" table:style-name="ce6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cf1" style:family="table-cell" style:data-style-name="N0">
      <style:table-cell-properties fo:background-color="#000000"/>
      <style:text-properties fo:color="#FFFFFF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C000"/>
    </style:style>
    <style:style style:name="cf4" style:family="table-cell" style:data-style-name="N0">
      <style:table-cell-properties fo:background-color="#92D050"/>
    </style:style>
    <style:style style:name="cf5" style:family="table-cell" style:data-style-name="N0">
      <style:table-cell-properties fo:background-color="#70AD47"/>
    </style:style>
    <style:style style:name="cf6" style:family="table-cell" style:data-style-name="N0">
      <style:table-cell-properties fo:background-color="#00B0F0"/>
    </style:style>
    <style:style style:name="cf7" style:family="table-cell" style:data-style-name="N0">
      <style:table-cell-properties fo:background-color="#0D0D0D"/>
      <style:text-properties fo:color="#FFFFFF"/>
    </style:style>
    <style:style style:name="cf8" style:family="table-cell" style:data-style-name="N0">
      <style:table-cell-properties fo:background-color="#0D0D0D"/>
      <style:text-properties fo:color="#FFFFFF"/>
    </style:style>
    <style:style style:name="cf9" style:family="table-cell" style:data-style-name="N0">
      <style:table-cell-properties fo:background-color="#000000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0" style:family="table-cell">
      <style:table-cell-properties fo:background-color="#0D0D0D"/>
      <style:text-properties fo:color="#FFFFFF" style:font-family-generic="swiss"/>
    </style:style>
    <style:style style:name="cf11" style:family="table-cell">
      <style:table-cell-properties fo:background-color="#000000"/>
      <style:text-properties fo:color="#FFFFFF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328</meta:generator>
    <meta:initial-creator>Kevin HUET</meta:initial-creator>
    <dc:creator>Kévin HUET</dc:creator>
    <meta:creation-date>2025-11-30T08:02:16Z</meta:creation-date>
    <dc:date>2025-12-03T10:19:53Z</dc:date>
  </office:meta>
</office:document-meta>
</file>